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84d1" fo:border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bold" style:font-name-complex="Consolas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84d1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84d1" fo:border="none"/>
      <style:text-properties fo:color="#000000" style:text-outline="false" style:text-line-through-style="none" style:font-name="Consola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7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ext-properties style:font-name="Arial" fo:font-size="9pt" style:font-size-asian="9pt" style:font-size-complex="9pt"/>
    </style:style>
    <style:style style:name="ce9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sesh.M3">
          <table:error-message table:message-type="stop" table:display="true"/>
        </table:content-validation>
      </table:content-validations>
      <table:table table:name="sesh" table:style-name="ta1"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3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08" table:default-cell-style-name="ce8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7" office:value-type="string" table:number-columns-spanned="1" table:number-rows-spanned="2">
            <text:p>Method</text:p>
          </table:table-cell>
          <table:table-cell table:style-name="ce10" office:value-type="string" table:number-columns-spanned="2" table:number-rows-spanned="1">
            <text:p>init</text:p>
          </table:table-cell>
          <table:covered-table-cell table:style-name="ce15"/>
          <table:table-cell table:style-name="ce10" office:value-type="string" table:number-columns-spanned="2" table:number-rows-spanned="1">
            <text:p>joining</text:p>
          </table:table-cell>
          <table:covered-table-cell table:style-name="ce15"/>
          <table:table-cell table:style-name="ce10" office:value-type="string" table:number-columns-spanned="2" table:number-rows-spanned="1">
            <text:p>joined</text:p>
          </table:table-cell>
          <table:covered-table-cell table:style-name="ce15"/>
          <table:table-cell table:style-name="ce10" office:value-type="string" table:number-columns-spanned="2" table:number-rows-spanned="1">
            <text:p>lving</text:p>
          </table:table-cell>
          <table:covered-table-cell table:style-name="ce15"/>
          <table:table-cell table:style-name="ce10" office:value-type="string" table:number-columns-spanned="2" table:number-rows-spanned="1">
            <text:p>clsed</text:p>
          </table:table-cell>
          <table:covered-table-cell table:style-name="ce15"/>
          <table:table-cell table:style-name="ce10" office:value-type="string" table:number-columns-spanned="2" table:number-rows-spanned="1">
            <text:p>dscned</text:p>
          </table:table-cell>
          <table:covered-table-cell table:style-name="ce15"/>
          <table:table-cell table:number-columns-repeated="1008"/>
        </table:table-row>
        <table:table-row table:style-name="ro1">
          <table:covered-table-cell table:style-name="ce1"/>
          <table:covered-table-cell table:style-name="ce7"/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style-name="ce11" office:value-type="string">
            <text:p>leggality</text:p>
          </table:table-cell>
          <table:table-cell table:style-name="ce11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seshJoined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E3]=&quot;Should Not Happen&quot;;[.E3]=&quot;Not Allowed&quot;); &quot;Illegal&quot;; IF([.E3]=&quot;Could Happen&quot;; &quot;Ignore&quot;; &quot;&quot;))">
            <text:p/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G3]=&quot;Should Not Happen&quot;;[.G3]=&quot;Not Allowed&quot;); &quot;Illegal&quot;; IF([.G3]=&quot;Could Happen&quot;; &quot;Ignore&quot;; &quot;&quot;))" office:value-type="string" office:string-value="Illegal">
            <text:p>Illegal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2" table:content-validation-name="val1" office:value-type="string">
            <text:p>Should Not Happen</text:p>
          </table:table-cell>
          <table:table-cell table:style-name="ce12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joinSesh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4]=&quot;Should Not Happen&quot;;[.C4]=&quot;Not Allowed&quot;); &quot;Illegal&quot;; IF([.C4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3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G4]=&quot;Should Not Happen&quot;;[.G4]=&quot;Not Allowed&quot;); &quot;Illegal&quot;; IF([.G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I4]=&quot;Should Not Happen&quot;;[.I4]=&quot;Not Allowed&quot;); &quot;Illegal&quot;; IF([.I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seshLft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5]=&quot;Should Not Happen&quot;;[.C5]=&quot;Not Allowed&quot;); &quot;Illegal&quot;; IF([.C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5]=&quot;Should Not Happen&quot;;[.E5]=&quot;Not Allowed&quot;); &quot;Illegal&quot;; IF([.E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G5]=&quot;Should Not Happen&quot;;[.G5]=&quot;Not Allowed&quot;); &quot;Illegal&quot;; IF([.G5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5]=&quot;Should Not Happen&quot;;[.K5]=&quot;Not Allowed&quot;); &quot;Illegal&quot;; IF([.K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lvSesh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6]=&quot;Should Not Happen&quot;;[.C6]=&quot;Not Allowed&quot;); &quot;Illegal&quot;; IF([.C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6]=&quot;Should Not Happen&quot;;[.E6]=&quot;Not Allowed&quot;); &quot;Illegal&quot;; IF([.E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G6]=&quot;Should Not Happen&quot;;[.G6]=&quot;Not Allowed&quot;); &quot;Illegal&quot;; IF([.G6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6]=&quot;Should Not Happen&quot;;[.I6]=&quot;Not Allowed&quot;); &quot;Illegal&quot;; IF([.I6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6]=&quot;Should Not Happen&quot;;[.K6]=&quot;Not Allowed&quot;); &quot;Illegal&quot;; IF([.K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6]=&quot;Should Not Happen&quot;;[.M6]=&quot;Not Allowed&quot;); &quot;Illegal&quot;; IF([.M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seshCls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7]=&quot;Should Not Happen&quot;;[.C7]=&quot;Not Allowed&quot;); &quot;Illegal&quot;; IF([.C7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E7]=&quot;Should Not Happen&quot;;[.E7]=&quot;Not Allowed&quot;); &quot;Illegal&quot;; IF([.E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7]=&quot;Should Not Happen&quot;;[.G7]=&quot;Not Allowed&quot;); &quot;Illegal&quot;; IF([.G7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7]=&quot;Should Not Happen&quot;;[.I7]=&quot;Not Allowed&quot;); &quot;Illegal&quot;; IF([.I7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2" office:value-type="string">
            <text:p>seshDscn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8]=&quot;Should Not Happen&quot;;[.G8]=&quot;Not Allowed&quot;); &quot;Illegal&quot;; IF([.G8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I8]=&quot;Should Not Happen&quot;;[.I8]=&quot;Not Allowed&quot;); &quot;Illegal&quot;; IF([.I8]=&quot;Could Happen&quot;; &quot;Ignore&quot;; &quot;&quot;))">
            <text:p/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Reg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9]=&quot;Should Not Happen&quot;;[.E9]=&quot;Not Allowed&quot;); &quot;Illegal&quot;; IF([.E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9]=&quot;Should Not Happen&quot;;[.G9]=&quot;Not Allowed&quot;); &quot;Illegal&quot;; IF([.G9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9]=&quot;Should Not Happen&quot;;[.I9]=&quot;Not Allowed&quot;); &quot;Illegal&quot;; IF([.I9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Join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0]=&quot;Should Not Happen&quot;;[.C10]=&quot;Not Allowed&quot;); &quot;Illegal&quot;; IF([.C1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0]=&quot;Should Not Happen&quot;;[.G10]=&quot;Not Allowed&quot;); &quot;Illegal&quot;; IF([.G10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0]=&quot;Should Not Happen&quot;;[.I10]=&quot;Not Allowed&quot;); &quot;Illegal&quot;; IF([.I10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Join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1]=&quot;Should Not Happen&quot;;[.G11]=&quot;Not Allowed&quot;); &quot;Illegal&quot;; IF([.G11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1]=&quot;Should Not Happen&quot;;[.I11]=&quot;Not Allowed&quot;); &quot;Illegal&quot;; IF([.I11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Rjct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2]=&quot;Should Not Happen&quot;;[.G12]=&quot;Not Allowed&quot;); &quot;Illegal&quot;; IF([.G12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2]=&quot;Should Not Happen&quot;;[.I12]=&quot;Not Allowed&quot;); &quot;Illegal&quot;; IF([.I12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Rjct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3]=&quot;Should Not Happen&quot;;[.G13]=&quot;Not Allowed&quot;); &quot;Illegal&quot;; IF([.G13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3]=&quot;Should Not Happen&quot;;[.I13]=&quot;Not Allowed&quot;); &quot;Illegal&quot;; IF([.I13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Lft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4]=&quot;Should Not Happen&quot;;[.G14]=&quot;Not Allowed&quot;); &quot;Illegal&quot;; IF([.G14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4]=&quot;Should Not Happen&quot;;[.I14]=&quot;Not Allowed&quot;); &quot;Illegal&quot;; IF([.I14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lvChnlFail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5]=&quot;Should Not Happen&quot;;[.E15]=&quot;Not Allowed&quot;); &quot;Illegal&quot;; IF([.E15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2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5]=&quot;Should Not Happen&quot;;[.K15]=&quot;Not Allowed&quot;); &quot;Illegal&quot;; IF([.K15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SeshAdptrIntf</text:p>
          </table:table-cell>
          <table:table-cell table:style-name="ce4" office:value-type="string">
            <text:p>chnlCls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3" table:formula="of:=IF(OR([.C16]=&quot;Should Not Happen&quot;;[.C16]=&quot;Not Allowed&quot;); &quot;Illegal&quot;; IF([.C1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6]=&quot;Should Not Happen&quot;;[.E16]=&quot;Not Allowed&quot;); &quot;Illegal&quot;; IF([.E16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2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6]=&quot;Should Not Happen&quot;;[.I16]=&quot;Not Allowed&quot;); &quot;Illegal&quot;; IF([.I16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6]=&quot;Should Not Happen&quot;;[.K16]=&quot;Not Allowed&quot;); &quot;Illegal&quot;; IF([.K16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udSeshAdptrIntf</text:p>
          </table:table-cell>
          <table:table-cell table:style-name="ce5" office:value-type="string">
            <text:p>chnlCmdRcved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3" table:formula="of:=IF(OR([.C17]=&quot;Should Not Happen&quot;;[.C17]=&quot;Not Allowed&quot;); &quot;Illegal&quot;; IF([.C17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E17]=&quot;Should Not Happen&quot;;[.E17]=&quot;Not Allowed&quot;); &quot;Illegal&quot;; IF([.E1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2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2" table:formula="of:=IF(OR([.I17]=&quot;Should Not Happen&quot;;[.I17]=&quot;Not Allowed&quot;); &quot;Illegal&quot;; IF([.I17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K17]=&quot;Should Not Happen&quot;;[.K17]=&quot;Not Allowed&quot;); &quot;Illegal&quot;; IF([.K17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Should Not Happen</text:p>
          </table:table-cell>
          <table:table-cell table:style-name="ce12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udSeshViewIntf</text:p>
          </table:table-cell>
          <table:table-cell table:style-name="ce2" office:value-type="string">
            <text:p>joinSesh</text:p>
          </table:table-cell>
          <table:table-cell table:style-name="ce14" table:content-validation-name="val1" office:value-type="string">
            <text:p>Allowed</text:p>
          </table:table-cell>
          <table:table-cell table:style-name="ce13" table:formula="of:=IF(OR([.C18]=&quot;Should Not Happen&quot;;[.C18]=&quot;Not Allowed&quot;); &quot;Illegal&quot;; IF([.C18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18]=&quot;Should Not Happen&quot;;[.E18]=&quot;Not Allowed&quot;); &quot;Illegal&quot;; IF([.E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G18]=&quot;Should Not Happen&quot;;[.G18]=&quot;Not Allowed&quot;); &quot;Illegal&quot;; IF([.G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18]=&quot;Should Not Happen&quot;;[.I18]=&quot;Not Allowed&quot;); &quot;Illegal&quot;; IF([.I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18]=&quot;Should Not Happen&quot;;[.K18]=&quot;Not Allowed&quot;); &quot;Illegal&quot;; IF([.K18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18]=&quot;Should Not Happen&quot;;[.M18]=&quot;Not Allowed&quot;); &quot;Illegal&quot;; IF([.M1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AudSeshViewIntf</text:p>
          </table:table-cell>
          <table:table-cell table:style-name="ce3" office:value-type="string">
            <text:p>lvSesh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19]=&quot;Should Not Happen&quot;;[.C19]=&quot;Not Allowed&quot;); &quot;Illegal&quot;; IF([.C1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19]=&quot;Should Not Happen&quot;;[.E19]=&quot;Not Allowed&quot;); &quot;Illegal&quot;; IF([.E19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19]=&quot;Should Not Happen&quot;;[.G19]=&quot;Not Allowed&quot;); &quot;Illegal&quot;; IF([.G19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19]=&quot;Should Not Happen&quot;;[.I19]=&quot;Not Allowed&quot;); &quot;Illegal&quot;; IF([.I1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19]=&quot;Should Not Happen&quot;;[.K19]=&quot;Not Allowed&quot;); &quot;Illegal&quot;; IF([.K19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19]=&quot;Should Not Happen&quot;;[.M19]=&quot;Not Allowed&quot;); &quot;Illegal&quot;; IF([.M1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udSeshChnlIntf</text:p>
          </table:table-cell>
          <table:table-cell table:style-name="ce2" office:value-type="string">
            <text:p>join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20]=&quot;Should Not Happen&quot;;[.C20]=&quot;Not Allowed&quot;); &quot;Illegal&quot;; IF([.C2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20]=&quot;Should Not Happen&quot;;[.E20]=&quot;Not Allowed&quot;); &quot;Illegal&quot;; IF([.E20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20]=&quot;Should Not Happen&quot;;[.G20]=&quot;Not Allowed&quot;); &quot;Illegal&quot;; IF([.G20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20]=&quot;Should Not Happen&quot;;[.I20]=&quot;Not Allowed&quot;); &quot;Illegal&quot;; IF([.I2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20]=&quot;Should Not Happen&quot;;[.K20]=&quot;Not Allowed&quot;); &quot;Illegal&quot;; IF([.K20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20]=&quot;Should Not Happen&quot;;[.M20]=&quot;Not Allowed&quot;); &quot;Illegal&quot;; IF([.M2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4" office:value-type="string">
            <text:p>AudSeshChnlIntf</text:p>
          </table:table-cell>
          <table:table-cell table:style-name="ce2" office:value-type="string">
            <text:p>rjct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21]=&quot;Should Not Happen&quot;;[.C21]=&quot;Not Allowed&quot;); &quot;Illegal&quot;; IF([.C2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21]=&quot;Should Not Happen&quot;;[.E21]=&quot;Not Allowed&quot;); &quot;Illegal&quot;; IF([.E21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21]=&quot;Should Not Happen&quot;;[.G21]=&quot;Not Allowed&quot;); &quot;Illegal&quot;; IF([.G21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21]=&quot;Should Not Happen&quot;;[.I21]=&quot;Not Allowed&quot;); &quot;Illegal&quot;; IF([.I2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21]=&quot;Should Not Happen&quot;;[.K21]=&quot;Not Allowed&quot;); &quot;Illegal&quot;; IF([.K21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21]=&quot;Should Not Happen&quot;;[.M21]=&quot;Not Allowed&quot;); &quot;Illegal&quot;; IF([.M21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5" office:value-type="string">
            <text:p>AudSeshChnlIntf</text:p>
          </table:table-cell>
          <table:table-cell table:style-name="ce3" office:value-type="string">
            <text:p>lv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22]=&quot;Should Not Happen&quot;;[.C22]=&quot;Not Allowed&quot;); &quot;Illegal&quot;; IF([.C2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E22]=&quot;Should Not Happen&quot;;[.E22]=&quot;Not Allowed&quot;); &quot;Illegal&quot;; IF([.E22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Allowed</text:p>
          </table:table-cell>
          <table:table-cell table:style-name="ce12" table:formula="of:=IF(OR([.G22]=&quot;Should Not Happen&quot;;[.G22]=&quot;Not Allowed&quot;); &quot;Illegal&quot;; IF([.G22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I22]=&quot;Should Not Happen&quot;;[.I22]=&quot;Not Allowed&quot;); &quot;Illegal&quot;; IF([.I2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K22]=&quot;Should Not Happen&quot;;[.K22]=&quot;Not Allowed&quot;); &quot;Illegal&quot;; IF([.K22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2" table:formula="of:=IF(OR([.M22]=&quot;Should Not Happen&quot;;[.M22]=&quot;Not Allowed&quot;); &quot;Illegal&quot;; IF([.M22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Default"/>
          <table:table-cell table:number-columns-repeated="1021"/>
        </table:table-row>
        <table:table-row table:style-name="ro1">
          <table:table-cell/>
          <table:table-cell table:style-name="ce9"/>
          <table:table-cell table:number-columns-repeated="1020"/>
        </table:table-row>
        <table:table-row table:style-name="ro1" table:number-rows-repeated="3">
          <table:table-cell/>
          <table:table-cell table:style-name="Default"/>
          <table:table-cell table:number-columns-repeated="1020"/>
        </table:table-row>
        <table:table-row table:style-name="ro1" table:number-rows-repeated="1048548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4">0000/00/00</text:date>, <text:time style:data-style-name="N2" text:time-value="0000-00-00T13:54:09.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24T14:27:25.22</dc:date>
    <meta:editing-duration>PT11H26M2S</meta:editing-duration>
    <meta:editing-cycles>83</meta:editing-cycles>
    <meta:generator>LibreOffice/4.0.0.3$Windows_x86 LibreOffice_project/7545bee9c2a0782548772a21bc84a9dcc583b89</meta:generator>
    <meta:document-statistic meta:table-count="1" meta:cell-count="300" meta:object-count="0"/>
  </office:meta>
</office:document-meta>
</file>